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, interp 1 x compiled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>
            <text:p>TESTS RUN AT $2015-12-17T22:16:56.872+00:00$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lias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: 8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TypeTests: 7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rsing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ocations: 3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ps: 7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tringTests: 1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csv::CSVIOTests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065 tests executed; 8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basic::IsDefined: Java("CompilerError","In function lang::rascal::tests::basic::IsDefined/isDefinedLoc5()#45 : No enum constant org.rascalmpl.library.experiments.Compiler.RVM.Interpreter.RascalPrimitive.is_defined_loc_field_access_get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yaml::Model: execute: Reading |compressed+home:///c1bin/lang/yaml/Model.rvm.gz| did not succeed: IO("Expected type[&amp;T], but got type[loc]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9">
          <table:table-cell table:style-name="ce2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5">
          <table:table-cell table:style-name="ce2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3">
          <table:table-cell table:style-name="ce3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53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, Interp  2 x compiled" table:style-name="ta1">
        <office:forms form:automatic-focus="false" form:apply-design-mode="false"/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TESTS RUN AT $2015-12-17T21:06:59.92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liasTests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: 8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TypeTests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rsing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ocations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p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tringTests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csv::CSVIOTests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739 tests executed; 8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sDefined: "org.rascalmpl.library.experiments.Compiler.RVM.Interpreter.CompilerError"("In function lang::rascal::tests::basic::IsDefined/isDefinedLoc5()#45 : No enum constant org.rascalmpl.library.experiments.Compiler.RVM.Interpreter.RascalPrimitive.is_defined_loc_field_access_get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yaml::Model: execute: Reading |compressed+home:///c2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1384064 ms</text:p>
          </table:table-cell>
          <table:table-cell table:number-columns-repeated="1023"/>
        </table:table-row>
        <table:table-row table:style-name="ro1" table:number-rows-repeated="33">
          <table:table-cell table:style-name="ce1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2">
          <table:table-cell table:style-name="ce4"/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, Standalone Compiled" table:style-name="ta1">
        <office:forms form:automatic-focus="false" form:apply-design-mode="false"/>
        <table:table-column table:style-name="co2" table:number-columns-repeated="1024" table:default-cell-style-name="ce6"/>
        <table:table-row table:style-name="ro1">
          <table:table-cell office:value-type="string" calcext:value-type="string">
            <text:p>basicTest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SUMMARY: 591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ctionalityTest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tests/functionality/ConcreteSyntaxTests3.rsc|(730,79,&lt;25,0&gt;,&lt;25,79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2543 tests executed; 4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braryTes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1097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Tes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29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endTes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132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eTes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CE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::yaml::Model: execute: Reading |compressed+file:///Users/paulklint/c1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332 tests executed; 4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Tests: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8"/>
        <table:table-row table:style-name="ro1">
          <table:table-cell table:style-name="ce7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9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9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9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9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9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8"/>
        <table:table-row table:style-name="ro1">
          <table:table-cell table:style-name="ce7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7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21:30:17.7725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2-17T23:59:00.485558000</dc:date>
    <meta:editing-duration>P86DT5H56M16S</meta:editing-duration>
    <meta:editing-cycles>276</meta:editing-cycles>
    <meta:generator>LibreOffice/5.0.3.2$MacOSX_X86_64 LibreOffice_project/e5f16313668ac592c1bfb310f4390624e3dbfb75</meta:generator>
    <meta:document-statistic meta:table-count="5" meta:cell-count="419" meta:object-count="0"/>
  </office:meta>
</office:document-meta>
</file>